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1986" officeooo:paragraph-rsid="00141986"/>
    </style:style>
    <style:style style:name="P2" style:family="paragraph" style:parent-style-name="Standard">
      <style:text-properties officeooo:rsid="001570eb" officeooo:paragraph-rsid="001570eb"/>
    </style:style>
    <style:style style:name="P3" style:family="paragraph" style:parent-style-name="Standard">
      <style:text-properties officeooo:rsid="00174f18" officeooo:paragraph-rsid="001570eb"/>
    </style:style>
    <style:style style:name="P4" style:family="paragraph" style:parent-style-name="Standard">
      <style:text-properties officeooo:rsid="00174f18" officeooo:paragraph-rsid="00174f18"/>
    </style:style>
    <style:style style:name="P5" style:family="paragraph" style:parent-style-name="Standard">
      <style:text-properties officeooo:paragraph-rsid="00174f18"/>
    </style:style>
    <style:style style:name="P6" style:family="paragraph" style:parent-style-name="Standard">
      <style:text-properties officeooo:rsid="001a50de" officeooo:paragraph-rsid="001a50de"/>
    </style:style>
    <style:style style:name="P7" style:family="paragraph" style:parent-style-name="Standard">
      <style:text-properties officeooo:rsid="001a58e4" officeooo:paragraph-rsid="001a58e4"/>
    </style:style>
    <style:style style:name="P8" style:family="paragraph" style:parent-style-name="Standard">
      <style:text-properties officeooo:rsid="001aa978" officeooo:paragraph-rsid="001aa978"/>
    </style:style>
    <style:style style:name="T1" style:family="text">
      <style:text-properties officeooo:rsid="001570eb"/>
    </style:style>
    <style:style style:name="T2" style:family="text">
      <style:text-properties officeooo:rsid="00174f18"/>
    </style:style>
    <style:style style:name="T3" style:family="text">
      <style:text-properties officeooo:rsid="00186a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cion Logica </text:p>
      <text:p text:style-name="P1">Clase 2 – 22/03/2021</text:p>
      <text:p text:style-name="P1"/>
      <text:p text:style-name="P1">-<text:span text:style-name="T1">Variables de tipo fecha: </text:span></text:p>
      <text:p text:style-name="P3">-<text:span text:style-name="T3">POO:</text:span></text:p>
      <text:p text:style-name="P3"><text:span text:style-name="T3">Un objeto es un conjunto de variables y metodos.</text:span></text:p>
      <text:p text:style-name="P6">Un objeto es una instancia de una clase</text:p>
      <text:p text:style-name="P6">Encapsular informacion</text:p>
      <text:p text:style-name="P6">variables → atributos o propiedades</text:p>
      <text:p text:style-name="P6">funciones → metodos</text:p>
      <text:p text:style-name="P7">IF</text:p>
      <text:p text:style-name="P7">IF – ELSE</text:p>
      <text:p text:style-name="P8">Ejercicio – user and Pass <text:s/>con validacion</text:p>
      <text:p text:style-name="P6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8:34:11.257428403</meta:creation-date>
    <dc:date>2021-03-22T23:53:33.819953802</dc:date>
    <meta:editing-duration>PT2H27M52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2" meta:word-count="46" meta:character-count="286" meta:non-whitespace-character-count="246"/>
  </office:meta>
</office:document-meta>
</file>